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6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B1:.B15])/15" office:value-type="float" office:value="16.8" calcext:value-type="float">
            <text:p>16,8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SUM([.E1:.E15])/15" office:value-type="float" office:value="115.066666666667" calcext:value-type="float">
            <text:p>115,066666666667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SUM([.H1:.H15])/15" office:value-type="float" office:value="276.866666666667" calcext:value-type="float">
            <text:p>276,866666666667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SUM([.K1:.K15])/15" office:value-type="float" office:value="356.066666666667" calcext:value-type="float">
            <text:p>356,066666666667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SUM([.N1:.N15])/15" office:value-type="float" office:value="579.533333333333" calcext:value-type="float">
            <text:p>579,533333333333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SUM([.Q1:.Q15])/15" office:value-type="float" office:value="510.533333333333" calcext:value-type="float">
            <text:p>510,533333333333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SUM([.T1:.T15])/15" office:value-type="float" office:value="675.4" calcext:value-type="float">
            <text:p>675,4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W1:.W15])/15" office:value-type="float" office:value="875.066666666667" calcext:value-type="float">
            <text:p>875,066666666667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SUM([.Z1:.Z15])/15" office:value-type="float" office:value="1106.73333333333" calcext:value-type="float">
            <text:p>1106,73333333333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207" calcext:value-type="float">
            <text:p>220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81" calcext:value-type="float">
            <text:p>218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55" calcext:value-type="float">
            <text:p>215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385" calcext:value-type="float">
            <text:p>238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09" calcext:value-type="float">
            <text:p>210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129" calcext:value-type="float">
            <text:p>312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405" calcext:value-type="float">
            <text:p>240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SUM([.B19:.B33])/15" office:value-type="float" office:value="998.466666666667" calcext:value-type="float">
            <text:p>998,466666666667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E19:.E33])/15" office:value-type="float" office:value="1110.66666666667" calcext:value-type="float">
            <text:p>1110,66666666667</text:p>
          </table:table-cell>
          <table:table-cell/>
          <table:table-cell office:value-type="float" office:value="7800" calcext:value-type="float">
            <text:p>7800</text:p>
          </table:table-cell>
          <table:table-cell table:formula="of:=SUM([.H19:.H33])/15" office:value-type="float" office:value="1284.4" calcext:value-type="float">
            <text:p>1284,4</text:p>
          </table:table-cell>
          <table:table-cell/>
          <table:table-cell office:value-type="float" office:value="8500" calcext:value-type="float">
            <text:p>8500</text:p>
          </table:table-cell>
          <table:table-cell table:formula="of:=SUM([.K19:.K33])/15" office:value-type="float" office:value="1459.66666666667" calcext:value-type="float">
            <text:p>1459,66666666667</text:p>
          </table:table-cell>
          <table:table-cell/>
          <table:table-cell office:value-type="float" office:value="9200" calcext:value-type="float">
            <text:p>9200</text:p>
          </table:table-cell>
          <table:table-cell table:formula="of:=SUM([.N19:.N33])/15" office:value-type="float" office:value="1695.26666666667" calcext:value-type="float">
            <text:p>1695,26666666667</text:p>
          </table:table-cell>
          <table:table-cell/>
          <table:table-cell office:value-type="float" office:value="9900" calcext:value-type="float">
            <text:p>9900</text:p>
          </table:table-cell>
          <table:table-cell table:formula="of:=SUM([.Q19:.Q33])/15" office:value-type="float" office:value="1816.26666666667" calcext:value-type="float">
            <text:p>1816,26666666667</text:p>
          </table:table-cell>
          <table:table-cell/>
          <table:table-cell office:value-type="float" office:value="10600" calcext:value-type="float">
            <text:p>10600</text:p>
          </table:table-cell>
          <table:table-cell table:formula="of:=SUM([.T19:.T33])/15" office:value-type="float" office:value="2078.06666666667" calcext:value-type="float">
            <text:p>2078,06666666667</text:p>
          </table:table-cell>
          <table:table-cell/>
          <table:table-cell office:value-type="float" office:value="11300" calcext:value-type="float">
            <text:p>11300</text:p>
          </table:table-cell>
          <table:table-cell table:formula="of:=SUM([.W19:.W33])/15" office:value-type="float" office:value="2257.2" calcext:value-type="float">
            <text:p>2257,2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SUM([.Z19:.Z33])/15" office:value-type="float" office:value="2429.4" calcext:value-type="float">
            <text:p>2429,4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26" calcext:value-type="float">
            <text:p>222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94" calcext:value-type="float">
            <text:p>319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96" calcext:value-type="float">
            <text:p>239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86" calcext:value-type="float">
            <text:p>2586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74" calcext:value-type="float">
            <text:p>227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094" calcext:value-type="float">
            <text:p>309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064" calcext:value-type="float">
            <text:p>306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119" calcext:value-type="float">
            <text:p>3119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71" calcext:value-type="float">
            <text:p>327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620" calcext:value-type="float">
            <text:p>262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471" calcext:value-type="float">
            <text:p>2471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46" calcext:value-type="float">
            <text:p>2746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99" calcext:value-type="float">
            <text:p>309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426" calcext:value-type="float">
            <text:p>242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3305" calcext:value-type="float">
            <text:p>330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309" calcext:value-type="float">
            <text:p>330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077" calcext:value-type="float">
            <text:p>207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86" calcext:value-type="float">
            <text:p>238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65" calcext:value-type="float">
            <text:p>256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383" calcext:value-type="float">
            <text:p>338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66" calcext:value-type="float">
            <text:p>236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56" calcext:value-type="float">
            <text:p>295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4176" calcext:value-type="float">
            <text:p>417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14" calcext:value-type="float">
            <text:p>2114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466" calcext:value-type="float">
            <text:p>246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794" calcext:value-type="float">
            <text:p>279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83" calcext:value-type="float">
            <text:p>2383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71" calcext:value-type="float">
            <text:p>2771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965" calcext:value-type="float">
            <text:p>296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20" calcext:value-type="float">
            <text:p>312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991" calcext:value-type="float">
            <text:p>2991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86" calcext:value-type="float">
            <text:p>2786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879" calcext:value-type="float">
            <text:p>287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78" calcext:value-type="float">
            <text:p>307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01" calcext:value-type="float">
            <text:p>2101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90" calcext:value-type="float">
            <text:p>239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51" calcext:value-type="float">
            <text:p>2751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74" calcext:value-type="float">
            <text:p>337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960" calcext:value-type="float">
            <text:p>296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2378" calcext:value-type="float">
            <text:p>2378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2879" calcext:value-type="float">
            <text:p>287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089" calcext:value-type="float">
            <text:p>308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3098" calcext:value-type="float">
            <text:p>309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3119" calcext:value-type="float">
            <text:p>311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table:formula="of:=SUM([.B37:.B51])/15" office:value-type="float" office:value="2561.2" calcext:value-type="float">
            <text:p>2561,2</text:p>
          </table:table-cell>
          <table:table-cell/>
          <table:table-cell office:value-type="float" office:value="13400" calcext:value-type="float">
            <text:p>13400</text:p>
          </table:table-cell>
          <table:table-cell table:formula="of:=SUM([.E37:.E51])/15" office:value-type="float" office:value="2161.73333333333" calcext:value-type="float">
            <text:p>2161,73333333333</text:p>
          </table:table-cell>
          <table:table-cell/>
          <table:table-cell office:value-type="float" office:value="14100" calcext:value-type="float">
            <text:p>14100</text:p>
          </table:table-cell>
          <table:table-cell table:formula="of:=SUM([.H37:.H51])/15" office:value-type="float" office:value="2409.13333333333" calcext:value-type="float">
            <text:p>2409,13333333333</text:p>
          </table:table-cell>
          <table:table-cell/>
          <table:table-cell office:value-type="float" office:value="14800" calcext:value-type="float">
            <text:p>14800</text:p>
          </table:table-cell>
          <table:table-cell table:formula="of:=SUM([.K37:.K51])/15" office:value-type="float" office:value="2543.4" calcext:value-type="float">
            <text:p>2543,4</text:p>
          </table:table-cell>
          <table:table-cell/>
          <table:table-cell office:value-type="float" office:value="15500" calcext:value-type="float">
            <text:p>15500</text:p>
          </table:table-cell>
          <table:table-cell table:formula="of:=SUM([.N37:.N51])/15" office:value-type="float" office:value="2604.4" calcext:value-type="float">
            <text:p>2604,4</text:p>
          </table:table-cell>
          <table:table-cell/>
          <table:table-cell office:value-type="float" office:value="16200" calcext:value-type="float">
            <text:p>16200</text:p>
          </table:table-cell>
          <table:table-cell table:formula="of:=SUM([.Q37:.Q51])/15" office:value-type="float" office:value="2851.13333333333" calcext:value-type="float">
            <text:p>2851,13333333333</text:p>
          </table:table-cell>
          <table:table-cell/>
          <table:table-cell office:value-type="float" office:value="16900" calcext:value-type="float">
            <text:p>16900</text:p>
          </table:table-cell>
          <table:table-cell table:formula="of:=SUM([.T37:.T51])/15" office:value-type="float" office:value="3024.93333333333" calcext:value-type="float">
            <text:p>3024,93333333333</text:p>
          </table:table-cell>
          <table:table-cell/>
          <table:table-cell office:value-type="float" office:value="17600" calcext:value-type="float">
            <text:p>17600</text:p>
          </table:table-cell>
          <table:table-cell table:formula="of:=SUM([.W37:.W51])/15" office:value-type="float" office:value="3231.86666666667" calcext:value-type="float">
            <text:p>3231,86666666667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SUM([.Z37:.Z51])/15" office:value-type="float" office:value="356.066666666667" calcext:value-type="float">
            <text:p>356,066666666667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28" calcext:value-type="float">
            <text:p>322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374" calcext:value-type="float">
            <text:p>3374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55" calcext:value-type="float">
            <text:p>325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687" calcext:value-type="float">
            <text:p>368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21" calcext:value-type="float">
            <text:p>322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387" calcext:value-type="float">
            <text:p>338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306" calcext:value-type="float">
            <text:p>330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21" calcext:value-type="float">
            <text:p>3521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42" calcext:value-type="float">
            <text:p>3542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818" calcext:value-type="float">
            <text:p>381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35" calcext:value-type="float">
            <text:p>3435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43" calcext:value-type="float">
            <text:p>324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68" calcext:value-type="float">
            <text:p>3468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302" calcext:value-type="float">
            <text:p>3302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644" calcext:value-type="float">
            <text:p>3644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27" calcext:value-type="float">
            <text:p>322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23" calcext:value-type="float">
            <text:p>3423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590" calcext:value-type="float">
            <text:p>3590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06" calcext:value-type="float">
            <text:p>3406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396" calcext:value-type="float">
            <text:p>3396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25" calcext:value-type="float">
            <text:p>3525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35" calcext:value-type="float">
            <text:p>323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667" calcext:value-type="float">
            <text:p>366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83" calcext:value-type="float">
            <text:p>328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452" calcext:value-type="float">
            <text:p>3452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285" calcext:value-type="float">
            <text:p>328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3507" calcext:value-type="float">
            <text:p>350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formula="of:=SUM([.B56:.B70])/15" office:value-type="float" office:value="3419.2" calcext:value-type="float">
            <text:p>3419,2</text:p>
          </table:table-cell>
          <table:table-cell/>
          <table:table-cell office:value-type="float" office:value="19000" calcext:value-type="float">
            <text:p>19000</text:p>
          </table:table-cell>
          <table:table-cell table:formula="of:=SUM([.E56:.E70])/15" office:value-type="float" office:value="3495.6" calcext:value-type="float">
            <text:p>3495,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6:59:24.976469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2:56:17.577653140</meta:creation-date>
    <dc:date>2019-03-17T17:17:36.023990465</dc:date>
    <meta:editing-duration>PT2H46M9S</meta:editing-duration>
    <meta:editing-cycles>3</meta:editing-cycles>
    <meta:generator>LibreOffice/6.0.7.3$Linux_X86_64 LibreOffice_project/00m0$Build-3</meta:generator>
    <meta:document-statistic meta:table-count="1" meta:cell-count="928" meta:object-count="0"/>
  </office:meta>
</office:document-meta>
</file>